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649c" officeooo:paragraph-rsid="0020649c"/>
    </style:style>
    <style:style style:name="P2" style:family="paragraph" style:parent-style-name="Standard">
      <style:text-properties style:font-name="Arial" officeooo:rsid="002553cb" officeooo:paragraph-rsid="002553cb"/>
    </style:style>
    <style:style style:name="P3" style:family="paragraph" style:parent-style-name="Standard">
      <style:text-properties style:font-name="Arial" officeooo:rsid="001bd46c" officeooo:paragraph-rsid="001bd46c"/>
    </style:style>
    <style:style style:name="P4" style:family="paragraph" style:parent-style-name="Standard">
      <style:text-properties style:font-name="Arial" officeooo:rsid="001c2465" officeooo:paragraph-rsid="001c2465"/>
    </style:style>
    <style:style style:name="P5" style:family="paragraph" style:parent-style-name="Standard">
      <style:text-properties style:font-name="Arial" officeooo:rsid="001fbe88" officeooo:paragraph-rsid="001fbe88"/>
    </style:style>
    <style:style style:name="P6" style:family="paragraph" style:parent-style-name="Standard">
      <style:text-properties style:font-name="Arial" officeooo:rsid="002553cb" officeooo:paragraph-rsid="00262a5a"/>
    </style:style>
    <style:style style:name="P7" style:family="paragraph" style:parent-style-name="Standard" style:list-style-name="L1">
      <style:text-properties style:font-name="Arial" officeooo:paragraph-rsid="00262a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archy</text:p>
      <text:p text:style-name="P4">Proud / patriotism</text:p>
      <text:p text:style-name="P5">British food</text:p>
      <text:p text:style-name="P1">Cultural sites (covent garden, british museum)</text:p>
      <text:p text:style-name="P1"/>
      <text:p text:style-name="P1"/>
      <text:p text:style-name="P1"/>
      <text:p text:style-name="P6">typical aspects of germany:</text:p>
      <text:list xml:id="list3503072480" text:style-name="L1">
        <text:list-item>
          <text:p text:style-name="P7">Oktoberfest - Known as a cultural festival celebrated annually in Germany, symbolizing German unity and culture</text:p>
        </text:list-item>
        <text:list-item>
          <text:p text:style-name="P7">Precision and orderliness - German precision and efficiency is often portrayed in popular culture and is considered part of their national identity</text:p>
        </text:list-item>
        <text:list-item>
          <text:p text:style-name="P7">Love for Beer - Beer is deeply ingrained in German culture, with a history of beer brewing dating back to the Middle Ages</text:p>
        </text:list-item>
        <text:list-item>
          <text:p text:style-name="P7">Sausages - A staple of German cuisine, with various regions having their own specialties in terms of sausages</text:p>
        </text:list-item>
        <text:list-item>
          <text:p text:style-name="P7">Volkswagen - A German multinational automobile manufacturing company, famous for producing the Beetle and is considered a symbol of German engineering and technology.</text:p>
        </text:list-item>
      </text:list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14:38:43.305000000</dc:date>
    <meta:editing-duration>PT2H50M21S</meta:editing-duration>
    <meta:editing-cycles>1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123" meta:character-count="776" meta:non-whitespace-character-count="667"/>
  </office:meta>
</office:document-meta>
</file>